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38/4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37/54" office:value-type="float" office:value="0.685185185185185" calcext:value-type="float">
            <text:p>0.685185185185185</text:p>
          </table:table-cell>
          <table:table-cell table:formula="of:=9/10" office:value-type="float" office:value="0.9" calcext:value-type="float">
            <text:p>0.9</text:p>
          </table:table-cell>
          <table:table-cell table:formula="of:=29/40"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48/54" office:value-type="float" office:value="0.888888888888889" calcext:value-type="float">
            <text:p>0.888888888888889</text:p>
          </table:table-cell>
          <table:table-cell table:formula="of:=9/10" office:value-type="float" office:value="0.9" calcext:value-type="float">
            <text:p>0.9</text:p>
          </table:table-cell>
          <table:table-cell table:formula="of:=31/40"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  <table:table-cell table:formula="of:=28/4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40/54" office:value-type="float" office:value="0.740740740740741" calcext:value-type="float">
            <text:p>0.740740740740741</text:p>
          </table:table-cell>
          <table:table-cell table:formula="of:=10/10" office:value-type="float" office:value="1" calcext:value-type="float">
            <text:p>1</text:p>
          </table:table-cell>
          <table:table-cell table:formula="of:=26/40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2"/>
          <table:table-cell table:formula="of:=46/54" office:value-type="float" office:value="0.851851851851852" calcext:value-type="float">
            <text:p>0.85185185185185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/4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45/54" office:value-type="float" office:value="0.833333333333333" calcext:value-type="float">
            <text:p>0.833333333333333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30/4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38/4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44/54" office:value-type="float" office:value="0.814814814814815" calcext:value-type="float">
            <text:p>0.814814814814815</text:p>
          </table:table-cell>
          <table:table-cell table:formula="of:=7/1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 table:formula="of:=30/4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table:formula="of:=23/40"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38/4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35/40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34/4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/>
          <table:table-cell table:formula="of:=8/10" office:value-type="float" office:value="0.8" calcext:value-type="float">
            <text:p>0.8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formula="of:=31/40" office:value-type="float" office:value="0.775" calcext:value-type="float">
            <text:p>0.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12-02">00/00/0000</text:date>, <text:time style:data-style-name="N2" text:time-value="14:44:59.170820727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3.2$Linux_X86_64 LibreOffice_project/20$Build-2</meta:generator>
    <meta:initial-creator>Jordan Hanson</meta:initial-creator>
    <meta:creation-date>2021-09-16T12:21:46</meta:creation-date>
    <dc:date>2021-12-02T14:49:41.974743712</dc:date>
    <meta:editing-duration>PT10H45M25S</meta:editing-duration>
    <meta:editing-cycles>81</meta:editing-cycles>
    <meta:document-statistic meta:table-count="1" meta:cell-count="168" meta:object-count="0"/>
  </office:meta>
</office:document-meta>
</file>